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3">
      <style:paragraph-properties fo:margin-top="0in" fo:margin-bottom="0in"/>
    </style:style>
    <style:style style:name="P18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Declararea funcțiilor: function declaration statement și function definition expression</text:h>
      <text:h text:style-name="Heading_20_2" text:outline-level="2">Concepte tratate:</text:h>
      <text:p text:style-name="First_20_paragraph">A. declararea funcțiilor cu nume (named function declaration). Ex.: function ceva(){} B. funcție exprimată, (function expression). Ex.: function ceva(){} C. funcție exprimată anonimă, (anonymous function expression). Ex.: var anonima = function(){}; D. funcție exprimată cu identificator (named function expression). Ex.: var test = function ceva(){};</text:p>
      <text:h text:style-name="Heading_20_3" text:outline-level="3">Acumulări rapide</text:h>
      <text:p text:style-name="First_20_paragraph">O declarație de funcție începe cu <text:span text:style-name="T1">function</text:span> ca și cuvânt cheie. Orice altceva este o expresie de funcție.</text:p>
      <text:h text:style-name="Heading_20_3" text:outline-level="3">Mantre</text:h>
      <text:list text:style-name="L1">
        <text:list-item>
          <text:p text:style-name="P1">Invocarea unei funcții generează un nou CONTEXT de EXECUȚIE (TOT ce se întâmplă atunci când funcția se execută).</text:p>
        </text:list-item>
        <text:list-item>
          <text:p text:style-name="P1">Toate variabilele și funcțiile definite în funcție sunt considerate parte a contextului de execuție.</text:p>
        </text:list-item>
        <text:list-item>
          <text:p text:style-name="P1">Variabilele și funcțiile care fac parte din contextul de execuție, sunt memorate în EXECUTION CONTEXT OBJECT, care este un obiect al motorului JavaScript.</text:p>
        </text:list-item>
        <text:list-item>
          <text:p text:style-name="P1">Când este definită o funcție, aceasta stochează scope chain-ul care era în efect în acel moment.</text:p>
        </text:list-item>
        <text:list-item>
          <text:p text:style-name="P1">Când o funcție este invocată creează un obiect în care stochează propriile variabile și adaugă acel obiect la scope chain.</text:p>
        </text:list-item>
      </text:list>
      <text:p text:style-name="Horizontal_20_Line"/>
      <text:h text:style-name="Heading_20_3" text:outline-level="3">A. DECLARAREA unei funcții cu nume (named function declaration):</text:h>
      <text:p text:style-name="First_20_paragraph"><text:span text:style-name="T2">Întrebare</text:span>: Cum DECLARI o funcție în scope (perimetru)?</text:p>
      <text:p text:style-name="Text_20_body"><text:span text:style-name="T3">Răspuns</text:span>:</text:p>
      <text:p text:style-name="P2"><text:s text:c="2"/>function ceva(){};</text:p>
      <text:p text:style-name="P3"/>
      <text:p text:style-name="P4"><text:s text:c="2"/>// funcției i se dă un identificator în perimetrul (scope) în care există, cu numele ceva</text:p>
      <text:h text:style-name="Heading_20_4" text:outline-level="4">Orice altceva ce nu începe cu <text:span text:style-name="T4">function</text:span> este o expresie.</text:h>
      <text:p text:style-name="Horizontal_20_Line"/>
      <text:p text:style-name="First_20_paragraph"><text:span text:style-name="T5">Întrebare</text:span>: Cum INVOCI o funcție?</text:p>
      <text:p text:style-name="Text_20_body"><text:span text:style-name="T6">Răspuns</text:span>:</text:p>
      <text:p text:style-name="P5"><text:s text:c="2"/>ceva();</text:p>
      <text:p text:style-name="Horizontal_20_Line"/>
      <text:h text:style-name="Heading_20_3" text:outline-level="3">B. Funcție EXPRIMATĂ (function expression):</text:h>
      <text:p text:style-name="P6"><text:s text:c="2"/>function ceva(){};</text:p>
      <text:p text:style-name="First_20_paragraph">În acest caz funcția este declarată perimetrului (scope)</text:p>
      <text:p text:style-name="Text_20_body"><text:span text:style-name="T7">Întrebare</text:span>: De ce se numește exprimată?</text:p>
      <text:p text:style-name="Text_20_body"><text:span text:style-name="T8">Răspuns</text:span>: Pentru că invocând-o ajungi la un rezultat, la o valoare (fie aceasta un boolean, număr, șir, obiect).</text:p>
      <text:p text:style-name="P7"><text:s text:c="2"/>function ceva(){ return "o valoare" };</text:p>
      <text:p text:style-name="Horizontal_20_Line"/>
      <text:h text:style-name="Heading_20_3" text:outline-level="3">C. Funcție EXPRIMATĂ ANONIMĂ (anonymous function expression)</text:h>
      <text:p text:style-name="P8"><text:s text:c="2"/>var anonima = function(){};</text:p>
      <text:list text:style-name="L2">
        <text:list-item>
          <text:p text:style-name="P9">Nu permite recursivitate</text:p>
        </text:list-item>
      </text:list>
      <text:p text:style-name="Horizontal_20_Line"/>
      <text:h text:style-name="Heading_20_3" text:outline-level="3">D. Funcție EXPRIMATĂ CU IDENTIFICATOR (named function expression):</text:h>
      <text:p text:style-name="P10"><text:s text:c="2"/>var test = function ceva(){};</text:p>
      <text:p text:style-name="First_20_paragraph">În acest caz este declarată o variabilă test perimetrului (scope).</text:p>
      <text:p text:style-name="Text_20_body">Numele „ceva" este declarat în perimetrul propriu al funcției, ATENȚIE, nu în perimetrul în care a fost declarat test.</text:p>
      <text:p text:style-name="Text_20_body">De exemplu:</text:p>
      <text:p text:style-name="P11"><text:s text:c="2"/>var test = function ceva(){</text:p>
      <text:p text:style-name="P12"><text:s text:c="6"/>console.log(typeof(ceva));</text:p>
      <text:p text:style-name="P13"><text:s text:c="6"/>return "merge";</text:p>
      <text:p text:style-name="P14"><text:s text:c="2"/>};</text:p>
      <text:p text:style-name="P15"><text:s text:c="2"/>test(); // function merge</text:p>
      <text:p text:style-name="P16"><text:s text:c="2"/>ceva(); // ReferenceError: ceva is not defined</text:p>
      <text:list text:style-name="L3">
        <text:list-item>
          <text:p text:style-name="P17">Permite recursivitatea pentru că putem face referință la funcție chiar din interiorul ei.</text:p>
        </text:list-item>
        <text:list-item>
          <text:p text:style-name="P17">Global scope nu este poluat</text:p>
        </text:list-item>
        <text:list-item>
          <text:p text:style-name="P17">Autodocumentează codul în cel mai simplu mod posibil.</text:p>
        </text:list-item>
      </text:list>
      <text:p text:style-name="Horizontal_20_Line"/>
      <text:h text:style-name="Heading_20_4" text:outline-level="4">Alonje:</text:h>
      <text:list text:style-name="L4">
        <text:list-item>
          <text:p text:style-name="P18">Atunci când o funcție va fi folosită ca proprietate a unui obiect, atunci funcția va fi una exprimată cu indentificator (named function expression) întotdeau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